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1cm" svg:height="1.27cm" svg:x="5.605cm" svg:y="9.215cm">
          <text:p text:style-name="P1">timestam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1cm" svg:height="1.27cm" svg:x="5.605cm" svg:y="6.555cm">
          <text:p text:style-name="P1">isrecursi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1cm" svg:height="1.27cm" svg:x="5.605cm" svg:y="11.86cm">
          <text:p text:style-name="P1">preproces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1cm" svg:height="1.035cm" svg:x="5.605cm" svg:y="13.7cm">
          <text:p text:style-name="P1">sendresul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45cm" svg:height="6.35cm" svg:x="12.23cm" svg:y="7.35cm">
          <text:p text:style-name="P2">void foo() </text:p>
          <text:p text:style-name="P2">{</text:p>
          <text:p text:style-name="P2"><text:s text:c="4"/>...</text:p>
          <text:p text:style-name="P2"><text:s text:c="4"/>work</text:p>
          <text:p text:style-name="P2"><text:s text:c="4"/>work</text:p>
          <text:p text:style-name="P2"><text:s text:c="4"/>hard work</text:p>
          <text:p text:style-name="P2"><text:s text:c="4"/>...</text:p>
          <text:p text:style-name="P2">}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255cm" svg:y1="7.35cm" svg:x2="12.43cm" svg:y2="9.255cm">
          <text:p/>
        </draw:line>
        <draw:line draw:style-name="gr2" draw:text-style-name="P1" draw:layer="layout" svg:x1="9.255cm" svg:y1="9.89cm" svg:x2="12.43cm" svg:y2="9.255cm">
          <text:p/>
        </draw:line>
        <draw:line draw:style-name="gr2" draw:text-style-name="P1" draw:layer="layout" svg:x1="9.255cm" svg:y1="9.89cm" svg:x2="12.43cm" svg:y2="12.43cm">
          <text:p/>
        </draw:line>
        <draw:line draw:style-name="gr2" draw:text-style-name="P1" draw:layer="layout" svg:x1="9.255cm" svg:y1="12.43cm" svg:x2="12.43cm" svg:y2="12.43cm">
          <text:p/>
        </draw:line>
        <draw:line draw:style-name="gr2" draw:text-style-name="P1" draw:layer="layout" svg:x1="9.255cm" svg:y1="14.335cm" svg:x2="12.43cm" svg:y2="12.43cm">
          <text:p/>
        </draw:line>
        <draw:frame draw:style-name="gr3" draw:layer="layout" svg:width="2.542cm" svg:height="0.962cm" svg:x="2.268cm" svg:y="10.525cm">
          <draw:text-box>
            <text:p>snippet</text:p>
          </draw:text-box>
        </draw:frame>
        <draw:frame draw:style-name="gr3" draw:layer="layout" svg:width="1.874cm" svg:height="0.962cm" svg:x="17.51cm" svg:y="10.198cm">
          <draw:text-box>
            <text:p>point</text:p>
          </draw:text-box>
        </draw:frame>
        <draw:line draw:style-name="gr4" draw:text-style-name="P1" draw:layer="layout" svg:x1="4.175cm" svg:y1="10.525cm" svg:x2="5.445cm" svg:y2="7.985cm">
          <text:p/>
        </draw:line>
        <draw:line draw:style-name="gr4" draw:text-style-name="P1" draw:layer="layout" svg:x1="4.175cm" svg:y1="11.795cm" svg:x2="5.445cm" svg:y2="14.335cm">
          <text:p/>
        </draw:line>
        <draw:line draw:style-name="gr4" draw:text-style-name="P1" draw:layer="layout" svg:x1="4.81cm" svg:y1="10.525cm" svg:x2="5.445cm" svg:y2="9.89cm">
          <text:p/>
        </draw:line>
        <draw:line draw:style-name="gr4" draw:text-style-name="P1" draw:layer="layout" svg:x1="4.81cm" svg:y1="11.795cm" svg:x2="5.445cm" svg:y2="12.43cm">
          <text:p/>
        </draw:line>
        <draw:line draw:style-name="gr4" draw:text-style-name="P1" draw:layer="layout" svg:x1="17.51cm" svg:y1="10.525cm" svg:x2="14.335cm" svg:y2="9.255cm">
          <text:p/>
        </draw:line>
        <draw:line draw:style-name="gr4" draw:text-style-name="P1" draw:layer="layout" svg:x1="17.51cm" svg:y1="11.16cm" svg:x2="14.335cm" svg:y2="12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rek Qian</meta:initial-creator>
    <meta:creation-date>2012-11-28T12:28:48</meta:creation-date>
    <dc:date>2012-11-28T12:47:30</dc:date>
    <dc:creator>Derek Qian</dc:creator>
    <meta:editing-duration>PT00H03M01S</meta:editing-duration>
    <meta:editing-cycles>2</meta:editing-cycles>
    <meta:generator>OpenOffice.org/3.2$Linux OpenOffice.org_project/320m19$Build-9505</meta:generator>
    <meta:document-statistic meta:object-count="18"/>
  </office:meta>
</office:document-meta>
</file>